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00" draw:marker-start-width="0.321cm" draw:marker-end-width="0.321cm" draw:fill-color="#cccccc" draw:textarea-horizontal-align="justify" draw:textarea-vertical-align="middle" draw:auto-grow-height="false" fo:min-height="2.298cm" fo:min-width="4.5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898cm" fo:min-width="1.648cm" fo:padding-top="0.165cm" fo:padding-bottom="0.165cm" fo:padding-left="0.29cm" fo:padding-right="0.29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3.78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000000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cccccc" draw:textarea-horizontal-align="justify" draw:textarea-vertical-align="middle" draw:auto-grow-height="false" fo:min-height="2.27cm" fo:min-width="4.42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87cm" fo:min-width="1.62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4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3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1.32cm" fo:min-width="2.568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71cm" fo:min-width="0.82cm" fo:padding-top="0.151cm" fo:padding-bottom="0.151cm" fo:padding-left="0.276cm" fo:padding-right="0.276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-color="#000000" draw:textarea-horizontal-align="justify" draw:textarea-vertical-align="middle" draw:auto-grow-height="false" fo:min-height="0cm" fo:min-width="2.142cm" fo:padding-top="0.139cm" fo:padding-bottom="0.139cm" fo:padding-left="0.264cm" fo:padding-right="0.264cm"/>
    </style:style>
    <style:style style:name="gr13" style:family="graphic" style:parent-style-name="standard">
      <style:graphic-properties svg:stroke-width="0.028cm" svg:stroke-color="#000000" draw:marker-start-width="0.242cm" draw:marker-end-width="0.242cm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1.32cm" fo:min-width="2.567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71cm" fo:min-width="0.821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71cm" fo:min-width="0.821cm" fo:padding-top="0.151cm" fo:padding-bottom="0.151cm" fo:padding-left="0.276cm" fo:padding-right="0.276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16.71cm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3.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3cm" fo:min-width="0.933cm"/>
    </style:style>
    <style:style style:name="gr20" style:family="graphic" style:parent-style-name="standard">
      <style:graphic-properties draw:stroke="none" draw:fill="none" fo:min-height="0.733cm"/>
    </style:style>
    <style:style style:name="gr21" style:family="graphic" style:parent-style-name="standard">
      <style:graphic-properties draw:auto-grow-height="false" fo:min-height="8.55cm" fo:min-width="19.1cm" fo:wrap-option="no-wrap"/>
    </style:style>
    <style:style style:name="gr22" style:family="graphic" style:parent-style-name="standard">
      <style:graphic-properties draw:auto-grow-height="false" fo:min-height="9.955cm" fo:min-width="20.505cm" fo:wrap-option="no-wrap"/>
    </style:style>
    <style:style style:name="gr23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1.318cm" fo:min-width="4.128cm" fo:padding-top="0.151cm" fo:padding-bottom="0.151cm" fo:padding-left="0.276cm" fo:padding-right="0.276cm"/>
    </style:style>
    <style:style style:name="gr24" style:family="graphic" style:parent-style-name="standard">
      <style:graphic-properties svg:stroke-width="0.028cm" svg:stroke-color="#000000" draw:marker-start-width="0.242cm" draw:marker-end-width="0.242cm" draw:fill-color="#000000" draw:textarea-horizontal-align="justify" draw:textarea-vertical-align="middle" draw:auto-grow-height="false" fo:min-height="0.096cm" fo:min-width="2.217cm" fo:padding-top="0.139cm" fo:padding-bottom="0.139cm" fo:padding-left="0.264cm" fo:padding-right="0.264cm"/>
    </style:style>
    <style:style style:name="gr25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1.318cm" fo:min-width="2.568cm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3cm" fo:min-width="8.3cm"/>
    </style:style>
    <style:style style:name="pr1" style:family="presentation" style:parent-style-name="기본값-notes">
      <style:graphic-properties draw:fill-color="#ffffff" fo:min-height="13.364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paragraph-properties fo:text-align="center"/>
      <style:text-properties fo:font-size="26pt" fo:font-weight="bold" style:font-size-asian="48pt" style:font-weight-asian="bold" style:font-size-complex="48pt" style:font-weight-complex="bold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  <style:text-properties style:font-size-asian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style:style style:name="T3" style:family="text">
      <style:text-properties fo:font-size="26pt" fo:font-weight="bold" style:font-size-asian="48pt" style:font-weight-asian="bold" style:font-size-complex="48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custom-shape draw:style-name="gr1" draw:text-style-name="P1" draw:layer="layout" svg:width="5cm" svg:height="2.6cm" svg:x="1.2cm" svg:y="5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2.2cm" svg:height="2.2cm" svg:x="1.4cm" svg:y="6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4.4cm" svg:height="0.6cm" svg:x="5cm" svg:y="6.8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4cm" svg:height="0.4cm" svg:x="4.8cm" svg:y="6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5cm" svg:height="2.6cm" svg:x="1.201cm" svg:y="5.8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5" draw:layer="layout" svg:width="2.2cm" svg:height="2.2cm" svg:x="1.401cm" svg:y="6.001cm">
          <text:p text:style-name="P2"><text:span text:style-name="T2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4.4cm" svg:height="0.6cm" svg:x="5.001cm" svg:y="6.801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4cm" svg:height="0.4cm" svg:x="4.801cm" svg:y="6.90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" draw:layer="layout" svg:width="5cm" svg:height="2.6cm" svg:x="9.599cm" svg:y="5.7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2.2cm" svg:height="2.2cm" svg:x="9.799cm" svg:y="5.999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4.4cm" svg:height="0.6cm" svg:x="13.399cm" svg:y="6.799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4cm" svg:height="0.4cm" svg:x="13.199cm" svg:y="6.89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" draw:layer="layout" svg:width="5cm" svg:height="2.6cm" svg:x="9.6cm" svg:y="5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" draw:layer="layout" svg:width="2.2cm" svg:height="2.2cm" svg:x="9.8cm" svg:y="6cm">
          <text:p text:style-name="P2"><text:span text:style-name="T2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4.4cm" svg:height="0.6cm" svg:x="13.4cm" svg:y="6.8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4cm" svg:height="0.4cm" svg:x="13.2cm" svg:y="6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" draw:layer="layout" svg:width="5cm" svg:height="2.6cm" svg:x="18cm" svg:y="5.7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2.2cm" svg:height="2.2cm" svg:x="18.2cm" svg:y="5.999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4.4cm" svg:height="0.6cm" svg:x="21.8cm" svg:y="6.799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4cm" svg:height="0.4cm" svg:x="21.6cm" svg:y="6.89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" draw:layer="layout" svg:width="5cm" svg:height="2.6cm" svg:x="18.001cm" svg:y="5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" draw:layer="layout" svg:width="2.2cm" svg:height="2.2cm" svg:x="18.201cm" svg:y="6cm">
          <text:p text:style-name="P2"><text:span text:style-name="T2">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4.4cm" svg:height="0.6cm" svg:x="21.801cm" svg:y="6.8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4cm" svg:height="0.4cm" svg:x="21.601cm" svg:y="6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7" draw:text-style-name="P6" draw:layer="layout" svg:width="3.91cm" svg:height="0.983cm" svg:x="10.09cm" svg:y="8.617cm">
          <draw:text-box>
            <text:p>노드 (Node)</text:p>
          </draw:text-box>
        </draw:frame>
        <draw:frame draw:style-name="gr8" draw:text-style-name="P6" draw:layer="layout" svg:width="7.4cm" svg:height="0.983cm" svg:x="1cm" svg:y="4.685cm">
          <draw:text-box>
            <text:p>연결 리스트 (Linked List)</text:p>
          </draw:text-box>
        </draw:frame>
        <draw:frame draw:style-name="gr8" draw:text-style-name="P6" draw:layer="layout" svg:width="2.4cm" svg:height="0.983cm" svg:x="18.2cm" svg:y="8.6cm">
          <draw:text-box>
            <text:p>데이터</text:p>
          </draw:text-box>
        </draw:frame>
        <draw:frame draw:style-name="gr8" draw:text-style-name="P6" draw:layer="layout" svg:width="2.3cm" svg:height="0.983cm" svg:x="20.7cm" svg:y="4.8cm">
          <draw:text-box>
            <text:p>포인터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custom-shape draw:style-name="gr10" draw:text-style-name="P1" draw:layer="layout" svg:width="3.12cm" svg:height="1.622cm" svg:x="1.483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.608cm" svg:y="2.124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3.854cm" svg:y="2.6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3.729cm" svg:y="2.68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.484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8" draw:layer="layout" svg:width="1.373cm" svg:height="1.373cm" svg:x="1.608cm" svg:y="2.1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3.855cm" svg:y="2.6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3.73cm" svg:y="2.6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6.677cm" svg:y="2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6.802cm" svg:y="2.1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9.048cm" svg:y="2.6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8.923cm" svg:y="2.6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6.678cm" svg:y="2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6.802cm" svg:y="2.126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9.049cm" svg:y="2.6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8.924cm" svg:y="2.6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1.877cm" svg:y="2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2.002cm" svg:y="2.1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4.248cm" svg:y="2.6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4.123cm" svg:y="2.6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1.878cm" svg:y="2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12.002cm" svg:y="2.126cm">
          <text:p text:style-name="P2"><text:span text:style-name="T3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4.249cm" svg:y="2.6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4.124cm" svg:y="2.6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7.071cm" svg:y="2.0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7.196cm" svg:y="2.126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9.442cm" svg:y="2.6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9.317cm" svg:y="2.6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7.072cm" svg:y="2.0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17.196cm" svg:y="2.127cm">
          <text:p text:style-name="P2"><text:span text:style-name="T3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9.443cm" svg:y="2.6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9.318cm" svg:y="2.6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22.265cm" svg:y="2.0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22.39cm" svg:y="2.127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4" draw:layer="layout" svg:width="0.25cm" svg:height="0.249cm" svg:x="24.511cm" svg:y="2.6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22.266cm" svg:y="2.0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22.39cm" svg:y="2.128cm">
          <text:p text:style-name="P2"><text:span text:style-name="T3">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draw:transform="rotate (1.5707963267949) translate (7.326cm 6.5cm)">
          <text:p/>
          <draw:enhanced-geometry svg:viewBox="0 0 21600 21600" draw:mirror-horizontal="false" draw:mirror-vertical="false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24.512cm" svg:y="2.6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.8cm" svg:y="1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.925cm" svg:y="12.324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4.171cm" svg:y="12.8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4.046cm" svg:y="12.88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.801cm" svg:y="1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1.925cm" svg:y="12.325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4.172cm" svg:y="12.8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4.047cm" svg:y="12.8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6.994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7.119cm" svg:y="12.3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9.365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9.24cm" svg:y="12.8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6.995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7.119cm" svg:y="12.326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9.366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9.241cm" svg:y="12.8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2.194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2.319cm" svg:y="12.3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4.565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4.44cm" svg:y="12.8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2.195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12.319cm" svg:y="12.326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4.566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4.441cm" svg:y="12.8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7.388cm" svg:y="12.2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7.513cm" svg:y="12.326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9.759cm" svg:y="12.8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9.634cm" svg:y="12.8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7.389cm" svg:y="12.2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17.513cm" svg:y="12.327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9.76cm" svg:y="12.8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9.635cm" svg:y="12.8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22.582cm" svg:y="12.2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22.707cm" svg:y="12.327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24.953cm" svg:y="12.827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24.828cm" svg:y="12.8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22.583cm" svg:y="12.2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22.707cm" svg:y="12.328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24.954cm" svg:y="12.827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24.829cm" svg:y="12.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7" draw:text-style-name="P4" draw:layer="layout" svg:width="17.21cm" svg:height="0.14cm" draw:transform="rotate (-3.14159265358979) translate (24.71cm 6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3.7cm" svg:height="0.14cm" draw:transform="rotate (-1.5707963267949) translate (24.71cm 2.8cm)">
          <text:p/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1.433cm" svg:height="0.823cm" svg:x="1.567cm" svg:y="1cm">
          <draw:text-box>
            <text:p><text:span text:style-name="T4">헤드</text:span></text:p>
          </draw:text-box>
        </draw:frame>
        <draw:frame draw:style-name="gr20" draw:text-style-name="P10" draw:layer="layout" svg:width="16.97cm" svg:height="0.983cm" svg:x="7.6cm" svg:y="5.377cm">
          <draw:text-box>
            <text:p text:style-name="P2"><text:span text:style-name="T5">원</text:span><text:span text:style-name="T5">형 </text:span><text:span text:style-name="T5">연</text:span><text:span text:style-name="T5">결 </text:span><text:span text:style-name="T5">리</text:span><text:span text:style-name="T5">스</text:span><text:span text:style-name="T5">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custom-shape draw:style-name="gr10" draw:text-style-name="P1" draw:layer="layout" svg:width="3.12cm" svg:height="1.622cm" svg:x="4.48cm" svg:y="1.87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4.605cm" svg:y="2.002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4" draw:layer="layout" svg:width="0.25cm" svg:height="0.249cm" svg:x="6.726cm" svg:y="2.56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4.481cm" svg:y="1.87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8" draw:layer="layout" svg:width="1.373cm" svg:height="1.373cm" svg:x="4.805cm" svg:y="2.0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draw:transform="rotate (-1.5707963267949) translate (7.034cm 2.66cm)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6.727cm" svg:y="2.56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4.492cm" svg:y="5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4.617cm" svg:y="5.6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6.863cm" svg:y="6.1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6.738cm" svg:y="6.1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4.493cm" svg:y="5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4.617cm" svg:y="5.626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6.864cm" svg:y="6.1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6.739cm" svg:y="6.1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9.692cm" svg:y="5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9.817cm" svg:y="5.6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2.063cm" svg:y="6.1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1.938cm" svg:y="6.1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9.693cm" svg:y="5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9.817cm" svg:y="5.626cm">
          <text:p text:style-name="P2"><text:span text:style-name="T3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2.064cm" svg:y="6.1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1.939cm" svg:y="6.1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4.886cm" svg:y="5.5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5.011cm" svg:y="5.626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7.257cm" svg:y="6.1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7.132cm" svg:y="6.1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4.887cm" svg:y="5.5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15.011cm" svg:y="5.627cm">
          <text:p text:style-name="P2"><text:span text:style-name="T3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7.258cm" svg:y="6.1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7.133cm" svg:y="6.1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20.08cm" svg:y="5.5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20.205cm" svg:y="5.627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4" draw:layer="layout" svg:width="0.25cm" svg:height="0.249cm" svg:x="22.326cm" svg:y="6.1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20.081cm" svg:y="5.5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20.205cm" svg:y="5.628cm">
          <text:p text:style-name="P2"><text:span text:style-name="T3">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draw:transform="rotate (1.5707963267949) translate (5.141cm 10cm)">
          <text:p/>
          <draw:enhanced-geometry svg:viewBox="0 0 21600 21600" draw:mirror-horizontal="false" draw:mirror-vertical="false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22.327cm" svg:y="6.1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.8cm" svg:y="1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.925cm" svg:y="12.324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4.171cm" svg:y="12.8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4.046cm" svg:y="12.88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.801cm" svg:y="1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1.925cm" svg:y="12.325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4.172cm" svg:y="12.8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4.047cm" svg:y="12.8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6.994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7.119cm" svg:y="12.3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9.365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9.24cm" svg:y="12.8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6.995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7.119cm" svg:y="12.326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9.366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9.241cm" svg:y="12.8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2.194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2.319cm" svg:y="12.3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4.565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4.44cm" svg:y="12.8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2.195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12.319cm" svg:y="12.326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4.566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4.441cm" svg:y="12.8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7.388cm" svg:y="12.2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7.513cm" svg:y="12.326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9.759cm" svg:y="12.8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9.634cm" svg:y="12.8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7.389cm" svg:y="12.2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17.513cm" svg:y="12.327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9.76cm" svg:y="12.8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9.635cm" svg:y="12.8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22.582cm" svg:y="12.2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22.707cm" svg:y="12.327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24.953cm" svg:y="12.827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24.828cm" svg:y="12.8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22.583cm" svg:y="12.2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22.707cm" svg:y="12.328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24.954cm" svg:y="12.827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24.829cm" svg:y="12.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7" draw:text-style-name="P4" draw:layer="layout" svg:width="17.21cm" svg:height="0.14cm" draw:transform="rotate (-3.14159265358979) translate (22.525cm 10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3.7cm" svg:height="0.14cm" draw:transform="rotate (-1.5707963267949) translate (22.525cm 6.3cm)">
          <text:p/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1.433cm" svg:height="0.823cm" svg:x="4.48cm" svg:y="1cm">
          <draw:text-box>
            <text:p><text:span text:style-name="T4">헤드</text:span></text:p>
          </draw:text-box>
        </draw:frame>
        <draw:frame draw:style-name="gr20" draw:text-style-name="P12" draw:layer="layout" svg:width="16.97cm" svg:height="0.983cm" svg:x="5.415cm" svg:y="8.877cm">
          <draw:text-box>
            <text:p text:style-name="P2">원형 연결 리스트</text:p>
          </draw:text-box>
        </draw:frame>
        <draw:custom-shape draw:style-name="gr21" draw:layer="layout" svg:width="21.6cm" svg:height="10.8cm" svg:x="3.2cm" svg:y="0.3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95.94481992408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custom-shape draw:style-name="gr10" draw:text-style-name="P1" draw:layer="layout" svg:width="3.12cm" svg:height="1.622cm" svg:x="20.08cm" svg:y="1.87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20.205cm" svg:y="2.002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4" draw:layer="layout" svg:width="0.25cm" svg:height="0.249cm" svg:x="22.326cm" svg:y="2.56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20.081cm" svg:y="1.87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8" draw:layer="layout" svg:width="1.373cm" svg:height="1.373cm" svg:x="20.405cm" svg:y="2.0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draw:transform="rotate (-1.5707963267949) translate (22.634cm 2.66cm)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22.327cm" svg:y="2.56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4.492cm" svg:y="5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4.617cm" svg:y="5.6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6.863cm" svg:y="6.1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6.738cm" svg:y="6.1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4.493cm" svg:y="5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4.617cm" svg:y="5.626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6.864cm" svg:y="6.1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6.739cm" svg:y="6.1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9.692cm" svg:y="5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9.817cm" svg:y="5.6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2.063cm" svg:y="6.1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1.938cm" svg:y="6.1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9.693cm" svg:y="5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9.817cm" svg:y="5.626cm">
          <text:p text:style-name="P2"><text:span text:style-name="T3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2.064cm" svg:y="6.1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1.939cm" svg:y="6.1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4.886cm" svg:y="5.5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5.011cm" svg:y="5.626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7.257cm" svg:y="6.1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7.132cm" svg:y="6.1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4.887cm" svg:y="5.5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15.011cm" svg:y="5.627cm">
          <text:p text:style-name="P2"><text:span text:style-name="T3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7.258cm" svg:y="6.1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7.133cm" svg:y="6.1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20.08cm" svg:y="5.5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20.205cm" svg:y="5.627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4" draw:layer="layout" svg:width="0.25cm" svg:height="0.249cm" svg:x="22.326cm" svg:y="6.1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20.081cm" svg:y="5.5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20.205cm" svg:y="5.628cm">
          <text:p text:style-name="P2"><text:span text:style-name="T3">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draw:transform="rotate (1.5707963267949) translate (5.141cm 10cm)">
          <text:p/>
          <draw:enhanced-geometry svg:viewBox="0 0 21600 21600" draw:mirror-horizontal="false" draw:mirror-vertical="false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22.327cm" svg:y="6.1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.8cm" svg:y="1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.925cm" svg:y="12.324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4.171cm" svg:y="12.8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4.046cm" svg:y="12.88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.801cm" svg:y="1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1.925cm" svg:y="12.325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4.172cm" svg:y="12.8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4.047cm" svg:y="12.8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6.994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7.119cm" svg:y="12.3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9.365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9.24cm" svg:y="12.8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6.995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7.119cm" svg:y="12.326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9.366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9.241cm" svg:y="12.8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2.194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2.319cm" svg:y="12.3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4.565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4.44cm" svg:y="12.8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2.195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12.319cm" svg:y="12.326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4.566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4.441cm" svg:y="12.8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7.388cm" svg:y="12.2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7.513cm" svg:y="12.326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9.759cm" svg:y="12.8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9.634cm" svg:y="12.8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7.389cm" svg:y="12.2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17.513cm" svg:y="12.327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9.76cm" svg:y="12.8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9.635cm" svg:y="12.8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22.582cm" svg:y="12.2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22.707cm" svg:y="12.327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24.953cm" svg:y="12.827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24.828cm" svg:y="12.8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22.583cm" svg:y="12.2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22.707cm" svg:y="12.328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24.954cm" svg:y="12.827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24.829cm" svg:y="12.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7" draw:text-style-name="P4" draw:layer="layout" svg:width="17.21cm" svg:height="0.14cm" draw:transform="rotate (-3.14159265358979) translate (22.525cm 10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3.7cm" svg:height="0.14cm" draw:transform="rotate (-1.5707963267949) translate (22.525cm 6.3cm)">
          <text:p/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1.433cm" svg:height="0.823cm" svg:x="20.08cm" svg:y="1cm">
          <draw:text-box>
            <text:p><text:span text:style-name="T4">헤드</text:span></text:p>
          </draw:text-box>
        </draw:frame>
        <draw:frame draw:style-name="gr20" draw:text-style-name="P12" draw:layer="layout" svg:width="16.97cm" svg:height="0.983cm" svg:x="5.415cm" svg:y="8.877cm">
          <draw:text-box>
            <text:p text:style-name="P2">변형 원형 연결 리스트</text:p>
          </draw:text-box>
        </draw:frame>
        <draw:custom-shape draw:style-name="gr22" draw:layer="layout" svg:width="21.6cm" svg:height="10.8cm" svg:x="3.2cm" svg:y="0.3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95.94481992408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draw:custom-shape draw:style-name="gr10" draw:text-style-name="P1" draw:layer="layout" svg:width="3.12cm" svg:height="1.622cm" svg:x="1.483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.608cm" svg:y="2.124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3.854cm" svg:y="2.6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3.729cm" svg:y="2.68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.484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8" draw:layer="layout" svg:width="1.373cm" svg:height="1.373cm" svg:x="1.608cm" svg:y="2.1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3.855cm" svg:y="2.6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3.73cm" svg:y="2.6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6.677cm" svg:y="2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6.802cm" svg:y="2.1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9.048cm" svg:y="2.6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8.923cm" svg:y="2.6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6.678cm" svg:y="2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6.802cm" svg:y="2.126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9.049cm" svg:y="2.6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8.924cm" svg:y="2.6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1.877cm" svg:y="2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2.002cm" svg:y="2.1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4.248cm" svg:y="2.6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4.123cm" svg:y="2.6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1.878cm" svg:y="2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12.002cm" svg:y="2.126cm">
          <text:p text:style-name="P2"><text:span text:style-name="T3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4.249cm" svg:y="2.6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4.124cm" svg:y="2.6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7.071cm" svg:y="2.0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7.196cm" svg:y="2.126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9.442cm" svg:y="2.6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9.317cm" svg:y="2.6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7.072cm" svg:y="2.0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17.196cm" svg:y="2.127cm">
          <text:p text:style-name="P2"><text:span text:style-name="T3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9.443cm" svg:y="2.6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9.318cm" svg:y="2.6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22.265cm" svg:y="2.0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22.39cm" svg:y="2.127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4" draw:layer="layout" svg:width="0.25cm" svg:height="0.249cm" svg:x="24.511cm" svg:y="2.6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22.266cm" svg:y="2.0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22.39cm" svg:y="2.128cm">
          <text:p text:style-name="P2"><text:span text:style-name="T3">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draw:transform="rotate (1.5707963267949) translate (7.326cm 6.5cm)">
          <text:p/>
          <draw:enhanced-geometry svg:viewBox="0 0 21600 21600" draw:mirror-horizontal="false" draw:mirror-vertical="false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24.512cm" svg:y="2.6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.8cm" svg:y="1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.925cm" svg:y="12.324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4.171cm" svg:y="12.8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4.046cm" svg:y="12.88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.801cm" svg:y="1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1.925cm" svg:y="12.325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4.172cm" svg:y="12.8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4.047cm" svg:y="12.8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6.994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7.119cm" svg:y="12.3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9.365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9.24cm" svg:y="12.8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6.995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7.119cm" svg:y="12.326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9.366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9.241cm" svg:y="12.8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2.194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2.319cm" svg:y="12.3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4.565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4.44cm" svg:y="12.8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2.195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12.319cm" svg:y="12.326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4.566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4.441cm" svg:y="12.8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7.388cm" svg:y="12.2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7.513cm" svg:y="12.326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9.759cm" svg:y="12.8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9.634cm" svg:y="12.8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7.389cm" svg:y="12.2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17.513cm" svg:y="12.327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9.76cm" svg:y="12.8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9.635cm" svg:y="12.8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22.582cm" svg:y="12.2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22.707cm" svg:y="12.327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24.953cm" svg:y="12.827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24.828cm" svg:y="12.8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22.583cm" svg:y="12.2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22.707cm" svg:y="12.328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24.954cm" svg:y="12.827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24.829cm" svg:y="12.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7" draw:text-style-name="P4" draw:layer="layout" svg:width="17.21cm" svg:height="0.14cm" draw:transform="rotate (-3.14159265358979) translate (24.71cm 6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3.7cm" svg:height="0.14cm" draw:transform="rotate (-1.5707963267949) translate (24.71cm 2.8cm)">
          <text:p/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1.433cm" svg:height="0.823cm" svg:x="1.567cm" svg:y="1cm">
          <draw:text-box>
            <text:p><text:span text:style-name="T4">헤드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2T1">
        <draw:custom-shape draw:style-name="gr10" draw:text-style-name="P1" draw:layer="layout" svg:width="3.12cm" svg:height="1.622cm" svg:x="1.483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.608cm" svg:y="2.124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3.854cm" svg:y="2.6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3.729cm" svg:y="2.68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.484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8" draw:layer="layout" svg:width="1.373cm" svg:height="1.373cm" svg:x="1.608cm" svg:y="2.1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3.855cm" svg:y="2.6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3.73cm" svg:y="2.6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6.677cm" svg:y="2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6.802cm" svg:y="2.1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9.048cm" svg:y="2.6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8.923cm" svg:y="2.6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6.678cm" svg:y="2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6.802cm" svg:y="2.126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9.049cm" svg:y="2.6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8.924cm" svg:y="2.6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1.877cm" svg:y="2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2.002cm" svg:y="2.1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4.248cm" svg:y="2.6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4.123cm" svg:y="2.6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1.878cm" svg:y="2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12.002cm" svg:y="2.126cm">
          <text:p text:style-name="P2"><text:span text:style-name="T3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4.249cm" svg:y="2.6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4.124cm" svg:y="2.6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7.071cm" svg:y="2.0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7.196cm" svg:y="2.126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9.442cm" svg:y="2.6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9.317cm" svg:y="2.6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7.072cm" svg:y="2.0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17.196cm" svg:y="2.127cm">
          <text:p text:style-name="P2"><text:span text:style-name="T3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9.443cm" svg:y="2.6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9.318cm" svg:y="2.6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22.265cm" svg:y="2.0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22.39cm" svg:y="2.127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4" draw:layer="layout" svg:width="0.25cm" svg:height="0.249cm" svg:x="24.511cm" svg:y="2.6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22.266cm" svg:y="2.0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22.39cm" svg:y="2.128cm">
          <text:p text:style-name="P2"><text:span text:style-name="T3">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draw:transform="rotate (1.5707963267949) translate (7.326cm 6.5cm)">
          <text:p/>
          <draw:enhanced-geometry svg:viewBox="0 0 21600 21600" draw:mirror-horizontal="false" draw:mirror-vertical="false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24.512cm" svg:y="2.6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.8cm" svg:y="1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.925cm" svg:y="12.324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4.171cm" svg:y="12.8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4.046cm" svg:y="12.88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.801cm" svg:y="1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1.925cm" svg:y="12.325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4.172cm" svg:y="12.8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4.047cm" svg:y="12.8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6.994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7.119cm" svg:y="12.3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9.365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9.24cm" svg:y="12.8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6.995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7.119cm" svg:y="12.326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9.366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9.241cm" svg:y="12.8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2.194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2.319cm" svg:y="12.3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4.565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4.44cm" svg:y="12.8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2.195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12.319cm" svg:y="12.326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4.566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4.441cm" svg:y="12.8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7.388cm" svg:y="12.2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7.513cm" svg:y="12.326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9.759cm" svg:y="12.8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9.634cm" svg:y="12.8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7.389cm" svg:y="12.2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17.513cm" svg:y="12.327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9.76cm" svg:y="12.8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9.635cm" svg:y="12.8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22.582cm" svg:y="12.2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22.707cm" svg:y="12.327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24.953cm" svg:y="12.827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24.828cm" svg:y="12.8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22.583cm" svg:y="12.2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22.707cm" svg:y="12.328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24.954cm" svg:y="12.827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24.829cm" svg:y="12.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7" draw:text-style-name="P4" draw:layer="layout" svg:width="17.21cm" svg:height="0.14cm" draw:transform="rotate (-3.14159265358979) translate (24.71cm 6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3.7cm" svg:height="0.14cm" draw:transform="rotate (-1.5707963267949) translate (24.71cm 2.8cm)">
          <text:p/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1.433cm" svg:height="0.823cm" svg:x="1.567cm" svg:y="1cm">
          <draw:text-box>
            <text:p><text:span text:style-name="T4">헤드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2T1">
        <draw:custom-shape draw:style-name="gr10" draw:text-style-name="P1" draw:layer="layout" svg:width="3.12cm" svg:height="1.622cm" svg:x="7.883cm" svg:y="3.17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8.008cm" svg:y="3.302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0.254cm" svg:y="3.402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0.129cm" svg:y="3.46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3" draw:text-style-name="P1" draw:layer="layout" svg:width="4.68cm" svg:height="1.62cm" svg:x="6.323cm" svg:y="3.178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6" draw:text-style-name="P8" draw:layer="layout" svg:width="1.373cm" svg:height="1.373cm" svg:x="8.008cm" svg:y="3.303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0.255cm" svg:y="3.402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0.13cm" svg:y="3.46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2.095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2.22cm" svg:y="11.124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4.466cm" svg:y="11.6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4.341cm" svg:y="11.68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2.096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12.22cm" svg:y="11.125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4.467cm" svg:y="11.6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4.342cm" svg:y="11.6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7.289cm" svg:y="11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7.414cm" svg:y="11.1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9.66cm" svg:y="11.6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9.535cm" svg:y="11.6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7.29cm" svg:y="11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17.414cm" svg:y="11.126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9.661cm" svg:y="11.6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9.536cm" svg:y="11.6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22.483cm" svg:y="11.0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22.608cm" svg:y="11.126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24.854cm" svg:y="11.6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24.729cm" svg:y="11.6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22.484cm" svg:y="11.0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22.608cm" svg:y="11.127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24.855cm" svg:y="11.6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24.73cm" svg:y="11.6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4" draw:layer="layout" svg:width="2.745cm" svg:height="0.374cm" svg:x="4.383cm" svg:y="4.2cm">
          <text:p/>
          <draw:enhanced-geometry svg:viewBox="0 0 21600 21600" draw:text-areas="0 ?f0 ?f5 ?f2" draw:mirror-vertical="true" draw:mirror-horizontal="true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7.004cm" svg:y="4.262cm">
          <text:p/>
          <draw:enhanced-geometry svg:viewBox="0 0 21600 21600" draw:glue-points="10800 0 3163 3163 0 10800 3163 18437 10800 21600 18437 18437 21600 10800 18437 3163" draw:text-areas="3180 3180 18420 18420" draw:mirror-vertical="true" draw:mirror-horizontal="true" draw:type="flowchart-connector" draw:enhanced-path="U 10800 10800 10800 10800 0 360 Z N"/>
        </draw:custom-shape>
        <draw:custom-shape draw:style-name="gr12" draw:text-style-name="P4" draw:layer="layout" svg:width="2.745cm" svg:height="0.374cm" svg:x="4.382cm" svg:y="4.2cm">
          <text:p/>
          <draw:enhanced-geometry svg:viewBox="0 0 21600 21600" draw:text-areas="0 ?f0 ?f5 ?f2" draw:mirror-vertical="true" draw:mirror-horizontal="true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7.003cm" svg:y="4.261cm">
          <text:p/>
          <draw:enhanced-geometry svg:viewBox="0 0 21600 21600" draw:glue-points="10800 0 3163 3163 0 10800 3163 18437 10800 21600 18437 18437 21600 10800 18437 3163" draw:text-areas="3180 3180 18420 18420" draw:mirror-vertical="true" draw:mirror-horizontal="true" draw:type="flowchart-connector" draw:enhanced-path="U 10800 10800 10800 10800 0 360 Z N"/>
        </draw:custom-shape>
        <draw:custom-shape draw:style-name="gr10" draw:text-style-name="P1" draw:layer="layout" svg:width="3.12cm" svg:height="1.622cm" svg:x="14.684cm" svg:y="3.17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4.809cm" svg:y="3.303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7.055cm" svg:y="3.403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6.93cm" svg:y="3.46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3" draw:text-style-name="P1" draw:layer="layout" svg:width="4.68cm" svg:height="1.62cm" svg:x="13.124cm" svg:y="3.179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6" draw:text-style-name="P8" draw:layer="layout" svg:width="1.373cm" svg:height="1.373cm" svg:x="14.809cm" svg:y="3.304cm">
          <text:p text:style-name="P2"><text:span text:style-name="T3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7.056cm" svg:y="3.403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6.931cm" svg:y="3.46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4" draw:text-style-name="P4" draw:layer="layout" svg:width="2.745cm" svg:height="0.374cm" svg:x="11.184cm" svg:y="4.201cm">
          <text:p/>
          <draw:enhanced-geometry svg:viewBox="0 0 21600 21600" draw:text-areas="0 ?f0 ?f5 ?f2" draw:mirror-vertical="true" draw:mirror-horizontal="true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3.805cm" svg:y="4.263cm">
          <text:p/>
          <draw:enhanced-geometry svg:viewBox="0 0 21600 21600" draw:glue-points="10800 0 3163 3163 0 10800 3163 18437 10800 21600 18437 18437 21600 10800 18437 3163" draw:text-areas="3180 3180 18420 18420" draw:mirror-vertical="true" draw:mirror-horizontal="true" draw:type="flowchart-connector" draw:enhanced-path="U 10800 10800 10800 10800 0 360 Z N"/>
        </draw:custom-shape>
        <draw:custom-shape draw:style-name="gr24" draw:text-style-name="P4" draw:layer="layout" svg:width="2.745cm" svg:height="0.374cm" svg:x="11.183cm" svg:y="4.201cm">
          <text:p/>
          <draw:enhanced-geometry svg:viewBox="0 0 21600 21600" draw:text-areas="0 ?f0 ?f5 ?f2" draw:mirror-vertical="true" draw:mirror-horizontal="true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3.804cm" svg:y="4.262cm">
          <text:p/>
          <draw:enhanced-geometry svg:viewBox="0 0 21600 21600" draw:glue-points="10800 0 3163 3163 0 10800 3163 18437 10800 21600 18437 18437 21600 10800 18437 3163" draw:text-areas="3180 3180 18420 18420" draw:mirror-vertical="true" draw:mirror-horizontal="true" draw:type="flowchart-connector" draw:enhanced-path="U 10800 10800 10800 10800 0 360 Z N"/>
        </draw:custom-shape>
        <draw:custom-shape draw:style-name="gr10" draw:text-style-name="P1" draw:layer="layout" svg:width="3.12cm" svg:height="1.622cm" svg:x="21.584cm" svg:y="3.1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21.709cm" svg:y="3.304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23.955cm" svg:y="3.40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23.83cm" svg:y="3.46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3" draw:text-style-name="P1" draw:layer="layout" svg:width="4.68cm" svg:height="1.62cm" svg:x="20.024cm" svg:y="3.18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6" draw:text-style-name="P8" draw:layer="layout" svg:width="1.373cm" svg:height="1.373cm" svg:x="21.709cm" svg:y="3.305cm">
          <text:p text:style-name="P2"><text:span text:style-name="T3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23.956cm" svg:y="3.40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23.831cm" svg:y="3.46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4" draw:text-style-name="P4" draw:layer="layout" svg:width="2.745cm" svg:height="0.374cm" svg:x="18.084cm" svg:y="4.202cm">
          <text:p/>
          <draw:enhanced-geometry svg:viewBox="0 0 21600 21600" draw:text-areas="0 ?f0 ?f5 ?f2" draw:mirror-vertical="true" draw:mirror-horizontal="true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20.705cm" svg:y="4.264cm">
          <text:p/>
          <draw:enhanced-geometry svg:viewBox="0 0 21600 21600" draw:glue-points="10800 0 3163 3163 0 10800 3163 18437 10800 21600 18437 18437 21600 10800 18437 3163" draw:text-areas="3180 3180 18420 18420" draw:mirror-vertical="true" draw:mirror-horizontal="true" draw:type="flowchart-connector" draw:enhanced-path="U 10800 10800 10800 10800 0 360 Z N"/>
        </draw:custom-shape>
        <draw:custom-shape draw:style-name="gr24" draw:text-style-name="P4" draw:layer="layout" svg:width="2.745cm" svg:height="0.374cm" svg:x="18.083cm" svg:y="4.202cm">
          <text:p/>
          <draw:enhanced-geometry svg:viewBox="0 0 21600 21600" draw:text-areas="0 ?f0 ?f5 ?f2" draw:mirror-vertical="true" draw:mirror-horizontal="true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20.704cm" svg:y="4.263cm">
          <text:p/>
          <draw:enhanced-geometry svg:viewBox="0 0 21600 21600" draw:glue-points="10800 0 3163 3163 0 10800 3163 18437 10800 21600 18437 18437 21600 10800 18437 3163" draw:text-areas="3180 3180 18420 18420" draw:mirror-vertical="true" draw:mirror-horizontal="true" draw:type="flowchart-connector" draw:enhanced-path="U 10800 10800 10800 10800 0 360 Z N"/>
        </draw:custom-shape>
        <draw:custom-shape draw:style-name="gr10" draw:text-style-name="P1" draw:layer="layout" svg:width="3.12cm" svg:height="1.622cm" svg:x="1.078cm" svg:y="3.1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.203cm" svg:y="3.30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3.449cm" svg:y="3.40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3.324cm" svg:y="3.46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5" draw:text-style-name="P1" draw:layer="layout" svg:width="3.12cm" svg:height="1.62cm" svg:x="1.078cm" svg:y="3.181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6" draw:text-style-name="P8" draw:layer="layout" svg:width="1.373cm" svg:height="1.373cm" svg:x="1.203cm" svg:y="3.306cm">
          <text:p text:style-name="P2"><text:span text:style-name="T3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3.45cm" svg:y="3.40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3.325cm" svg:y="3.46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9" draw:text-style-name="P9" draw:layer="layout" svg:width="1.433cm" svg:height="0.823cm" svg:x="1.078cm" svg:y="2.2cm">
          <draw:text-box>
            <text:p><text:span text:style-name="T4">헤</text:span><text:span text:style-name="T4">드</text:span></text:p>
          </draw:text-box>
        </draw:frame>
        <draw:frame draw:style-name="gr26" draw:text-style-name="P9" draw:layer="layout" svg:width="8.8cm" svg:height="0.823cm" svg:x="11.2cm" svg:y="5cm">
          <draw:text-box>
            <text:p><text:span text:style-name="T4">이중 </text:span><text:span text:style-name="T4">연결 </text:span><text:span text:style-name="T4">리스</text:span><text:span text:style-name="T4">트 </text:span><text:span text:style-name="T4">(Do</text:span><text:span text:style-name="T4">ubl</text:span><text:span text:style-name="T4">e </text:span><text:span text:style-name="T4">Link</text:span><text:span text:style-name="T4">ed </text:span><text:span text:style-name="T4">List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나눔고딕" fo:font-size="24pt" fo:language="en" fo:country="US" style:font-name-asian="나눔고딕1" style:font-size-asian="24pt" style:language-asian="ko" style:country-asian="KR" style:font-name-complex="나눔고딕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44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7-09T23:13:26.118785094</meta:creation-date>
    <dc:date>2023-07-17T11:27:04.999666591</dc:date>
    <meta:editing-duration>PT4H16M27S</meta:editing-duration>
    <meta:editing-cycles>4</meta:editing-cycles>
    <meta:generator>LibreOffice/6.0.7.3$Linux_X86_64 LibreOffice_project/00m0$Build-3</meta:generator>
    <meta:document-statistic meta:object-count="546"/>
  </office:meta>
</office:document-meta>
</file>